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1.01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OpenGost Type B T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OpenGost Type B TT"/>
    </style:style>
    <style:style style:name="ce4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="1.3pt solid #000000"/>
      <style:text-properties style:font-name="OpenGost Type B TT"/>
    </style:style>
    <style:style style:name="ce6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9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1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3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6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1" table:number-columns-repeated="17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" table:number-rows-spanned="7">
            <text:p>Перв. примен.</text:p>
          </table:table-cell>
          <table:table-cell table:style-name="ce8" table:number-columns-spanned="1" table:number-rows-spanned="7"/>
          <table:table-cell table:style-name="ce9" office:value-type="string" table:number-columns-spanned="3" table:number-rows-spanned="1">
            <text:p>Поз. обозначение</text:p>
          </table:table-cell>
          <table:covered-table-cell table:number-columns-repeated="2" table:style-name="ce19"/>
          <table:table-cell table:style-name="ce19" office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table:number-columns-spanned="2" table:number-rows-spanned="1">
            <text:p>Кол.</text:p>
          </table:table-cell>
          <table:covered-table-cell table:style-name="ce19"/>
          <table:table-cell table:style-name="ce19" office:value-type="string" table:number-columns-spanned="4" table:number-rows-spanned="1">
            <text:p>Примечание</text:p>
          </table:table-cell>
          <table:covered-table-cell table:number-columns-repeated="3" table:style-name="ce1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0" office:value-type="string" table:number-columns-spanned="3" table:number-rows-spanned="1">
            <text:p>#1:1</text:p>
          </table:table-cell>
          <table:covered-table-cell table:number-columns-repeated="2" table:style-name="ce10"/>
          <table:table-cell table:style-name="ce25" office:value-type="string" table:number-columns-spanned="4" table:number-rows-spanned="1">
            <text:p>#2:1</text:p>
          </table:table-cell>
          <table:covered-table-cell table:number-columns-repeated="3" table:style-name="ce25"/>
          <table:table-cell table:style-name="ce10" office:value-type="string" table:number-columns-spanned="2" table:number-rows-spanned="1">
            <text:p>#3:1</text:p>
          </table:table-cell>
          <table:covered-table-cell table:style-name="ce10"/>
          <table:table-cell table:style-name="ce38" office:value-type="string" table:number-columns-spanned="4" table:number-rows-spanned="1">
            <text:p>#4:1</text:p>
          </table:table-cell>
          <table:covered-table-cell table:number-columns-repeated="3" table:style-name="ce38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</text:p>
          </table:table-cell>
          <table:covered-table-cell table:style-name="ce11"/>
          <table:table-cell table:style-name="ce39" office:value-type="string" table:number-columns-spanned="4" table:number-rows-spanned="1">
            <text:p>#4: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3</text:p>
          </table:table-cell>
          <table:covered-table-cell table:style-name="ce11"/>
          <table:table-cell table:style-name="ce39" office:value-type="string" table:number-columns-spanned="4" table:number-rows-spanned="1">
            <text:p>#4: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4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4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4</text:p>
          </table:table-cell>
          <table:covered-table-cell table:style-name="ce11"/>
          <table:table-cell table:style-name="ce39" office:value-type="string" table:number-columns-spanned="4" table:number-rows-spanned="1">
            <text:p>#4: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5</text:p>
          </table:table-cell>
          <table:covered-table-cell table:style-name="ce11"/>
          <table:table-cell table:style-name="ce39" office:value-type="string" table:number-columns-spanned="4" table:number-rows-spanned="1">
            <text:p>#4: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2">
            <text:p>#1:6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6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6</text:p>
          </table:table-cell>
          <table:covered-table-cell table:style-name="ce11"/>
          <table:table-cell table:style-name="ce39" office:value-type="string" table:number-columns-spanned="4" table:number-rows-spanned="2">
            <text:p>#4: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table-cell table:style-name="ce4" office:value-type="string" table:number-columns-spanned="1" table:number-rows-spanned="9">
            <text:p>Справ. №</text:p>
          </table:table-cell>
          <table:table-cell table:style-name="ce6" table:number-columns-spanned="1" table:number-rows-spanned="9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7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7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7</text:p>
          </table:table-cell>
          <table:covered-table-cell table:style-name="ce11"/>
          <table:table-cell table:style-name="ce39" office:value-type="string" table:number-columns-spanned="4" table:number-rows-spanned="1">
            <text:p>#4: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8</text:p>
          </table:table-cell>
          <table:covered-table-cell table:style-name="ce11"/>
          <table:table-cell table:style-name="ce39" office:value-type="string" table:number-columns-spanned="4" table:number-rows-spanned="1">
            <text:p>#4: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9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9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9</text:p>
          </table:table-cell>
          <table:covered-table-cell table:style-name="ce11"/>
          <table:table-cell table:style-name="ce39" office:value-type="string" table:number-columns-spanned="4" table:number-rows-spanned="1">
            <text:p>#4: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0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0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0</text:p>
          </table:table-cell>
          <table:covered-table-cell table:style-name="ce11"/>
          <table:table-cell table:style-name="ce39" office:value-type="string" table:number-columns-spanned="4" table:number-rows-spanned="1">
            <text:p>#4:1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1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1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1</text:p>
          </table:table-cell>
          <table:covered-table-cell table:style-name="ce11"/>
          <table:table-cell table:style-name="ce39" office:value-type="string" table:number-columns-spanned="4" table:number-rows-spanned="1">
            <text:p>#4:1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2</text:p>
          </table:table-cell>
          <table:covered-table-cell table:style-name="ce11"/>
          <table:table-cell table:style-name="ce39" office:value-type="string" table:number-columns-spanned="4" table:number-rows-spanned="1">
            <text:p>#4:1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3</text:p>
          </table:table-cell>
          <table:covered-table-cell table:style-name="ce11"/>
          <table:table-cell table:style-name="ce39" office:value-type="string" table:number-columns-spanned="4" table:number-rows-spanned="1">
            <text:p>#4:1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2">
            <text:p>#1:14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14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14</text:p>
          </table:table-cell>
          <table:covered-table-cell table:style-name="ce11"/>
          <table:table-cell table:style-name="ce39" office:value-type="string" table:number-columns-spanned="4" table:number-rows-spanned="2">
            <text:p>#4:1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7" table:number-columns-repeated="2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11" office:value-type="string" table:number-columns-spanned="3" table:number-rows-spanned="1">
            <text:p>#1:1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5</text:p>
          </table:table-cell>
          <table:covered-table-cell table:style-name="ce11"/>
          <table:table-cell table:style-name="ce39" office:value-type="string" table:number-columns-spanned="4" table:number-rows-spanned="1">
            <text:p>#4:1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2"/>
          <table:table-cell table:style-name="Default" table:number-columns-repeated="2"/>
          <table:table-cell table:style-name="ce11" office:value-type="string" table:number-columns-spanned="3" table:number-rows-spanned="2">
            <text:p>#1:16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16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16</text:p>
          </table:table-cell>
          <table:covered-table-cell table:style-name="ce11"/>
          <table:table-cell table:style-name="ce39" office:value-type="string" table:number-columns-spanned="4" table:number-rows-spanned="2">
            <text:p>#4:1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table-cell table:style-name="ce4" office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7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7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7</text:p>
          </table:table-cell>
          <table:covered-table-cell table:style-name="ce11"/>
          <table:table-cell table:style-name="ce39" office:value-type="string" table:number-columns-spanned="4" table:number-rows-spanned="1">
            <text:p>#4:1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8</text:p>
          </table:table-cell>
          <table:covered-table-cell table:style-name="ce11"/>
          <table:table-cell table:style-name="ce39" office:value-type="string" table:number-columns-spanned="4" table:number-rows-spanned="1">
            <text:p>#4:1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9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9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9</text:p>
          </table:table-cell>
          <table:covered-table-cell table:style-name="ce11"/>
          <table:table-cell table:style-name="ce39" office:value-type="string" table:number-columns-spanned="4" table:number-rows-spanned="1">
            <text:p>#4:1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0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0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0</text:p>
          </table:table-cell>
          <table:covered-table-cell table:style-name="ce11"/>
          <table:table-cell table:style-name="ce39" office:value-type="string" table:number-columns-spanned="4" table:number-rows-spanned="1">
            <text:p>#4:2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1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1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1</text:p>
          </table:table-cell>
          <table:covered-table-cell table:style-name="ce11"/>
          <table:table-cell table:style-name="ce39" office:value-type="string" table:number-columns-spanned="4" table:number-rows-spanned="2">
            <text:p>#4:2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2</text:p>
          </table:table-cell>
          <table:covered-table-cell table:style-name="ce11"/>
          <table:table-cell table:style-name="ce39" office:value-type="string" table:number-columns-spanned="4" table:number-rows-spanned="1">
            <text:p>#4:2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3</text:p>
          </table:table-cell>
          <table:covered-table-cell table:style-name="ce11"/>
          <table:table-cell table:style-name="ce39" office:value-type="string" table:number-columns-spanned="4" table:number-rows-spanned="1">
            <text:p>#4:2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4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4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4</text:p>
          </table:table-cell>
          <table:covered-table-cell table:style-name="ce11"/>
          <table:table-cell table:style-name="ce39" office:value-type="string" table:number-columns-spanned="4" table:number-rows-spanned="2">
            <text:p>#4:2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4">
            <text:p>Взаим. инв. №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5</text:p>
          </table:table-cell>
          <table:covered-table-cell table:style-name="ce11"/>
          <table:table-cell table:style-name="ce39" office:value-type="string" table:number-columns-spanned="4" table:number-rows-spanned="1">
            <text:p>#4:2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6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6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6</text:p>
          </table:table-cell>
          <table:covered-table-cell table:style-name="ce11"/>
          <table:table-cell table:style-name="ce39" office:value-type="string" table:number-columns-spanned="4" table:number-rows-spanned="1">
            <text:p>#4:2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7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7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7</text:p>
          </table:table-cell>
          <table:covered-table-cell table:style-name="ce11"/>
          <table:table-cell table:style-name="ce39" office:value-type="string" table:number-columns-spanned="4" table:number-rows-spanned="2">
            <text:p>#4:2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table-cell table:style-name="ce4" office:value-type="string" table:number-columns-spanned="1" table:number-rows-spanned="6">
            <text:p>Подп. и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8</text:p>
          </table:table-cell>
          <table:covered-table-cell table:style-name="ce11"/>
          <table:table-cell table:style-name="ce39" office:value-type="string" table:number-columns-spanned="4" table:number-rows-spanned="1">
            <text:p>#4:2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2" office:value-type="string" table:number-columns-spanned="3" table:number-rows-spanned="1">
            <text:p>#1:29</text:p>
          </table:table-cell>
          <table:covered-table-cell table:number-columns-repeated="2" table:style-name="ce12"/>
          <table:table-cell table:style-name="ce27" office:value-type="string" table:number-columns-spanned="4" table:number-rows-spanned="1">
            <text:p>#2:29</text:p>
          </table:table-cell>
          <table:covered-table-cell table:number-columns-repeated="3" table:style-name="ce27"/>
          <table:table-cell table:style-name="ce12" office:value-type="string" table:number-columns-spanned="2" table:number-rows-spanned="1">
            <text:p>#3:29</text:p>
          </table:table-cell>
          <table:covered-table-cell table:style-name="ce12"/>
          <table:table-cell table:style-name="ce40" office:value-type="string" table:number-columns-spanned="4" table:number-rows-spanned="1">
            <text:p>#4:29</text:p>
          </table:table-cell>
          <table:covered-table-cell table:number-columns-repeated="3" table:style-name="ce40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3" table:number-columns-repeated="2"/>
          <table:table-cell table:style-name="ce20" table:number-columns-spanned="2" table:number-rows-spanned="1"/>
          <table:covered-table-cell table:style-name="ce13"/>
          <table:table-cell table:style-name="ce13" table:number-columns-repeated="2"/>
          <table:table-cell table:style-name="ce30" office:value-type="string" table:number-columns-spanned="7" table:number-rows-spanned="3">
            <text:p>#5:4</text:p>
          </table:table-cell>
          <table:covered-table-cell table:number-columns-repeated="6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4" table:number-columns-repeated="2"/>
          <table:table-cell table:style-name="ce21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5" office:value-type="string">
            <text:p>Изм.</text:p>
          </table:table-cell>
          <table:table-cell table:style-name="ce15" office:value-type="string">
            <text:p>Лист</text:p>
          </table:table-cell>
          <table:table-cell table:style-name="ce15" office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>
            <text:p>Подп.</text:p>
          </table:table-cell>
          <table:table-cell table:style-name="ce15" office:value-type="string">
            <text:p>Дата</text:p>
          </table:table-cell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5">
            <text:p>Инв. № подл.</text:p>
          </table:table-cell>
          <table:table-cell table:style-name="ce4" table:number-columns-spanned="1" table:number-rows-spanned="5"/>
          <table:table-cell table:style-name="ce16" office:value-type="string" table:number-columns-spanned="2" table:number-rows-spanned="1">
            <text:p>Разраб.</text:p>
          </table:table-cell>
          <table:covered-table-cell table:style-name="ce16"/>
          <table:table-cell table:style-name="ce22" office:value-type="string" table:number-columns-spanned="2" table:number-rows-spanned="1">
            <text:p>#5:1</text:p>
          </table:table-cell>
          <table:covered-table-cell table:style-name="ce28"/>
          <table:table-cell table:style-name="ce13" table:number-columns-repeated="2"/>
          <table:table-cell table:style-name="ce32" office:value-type="string" table:number-columns-spanned="2" table:number-rows-spanned="5">
            <text:p>#5:5</text:p>
          </table:table-cell>
          <table:covered-table-cell table:style-name="ce31"/>
          <table:table-cell table:style-name="ce31" office:value-type="string" table:number-columns-spanned="3" table:number-rows-spanned="1">
            <text:p>Лит.</text:p>
          </table:table-cell>
          <table:covered-table-cell table:number-columns-repeated="2" table:style-name="ce31"/>
          <table:table-cell table:style-name="ce31" office:value-type="string">
            <text:p>Лист</text:p>
          </table:table-cell>
          <table:table-cell table:style-name="ce31" office:value-type="string">
            <text:p>Листов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table:number-columns-spanned="2" table:number-rows-spanned="1">
            <text:p>Пров.</text:p>
          </table:table-cell>
          <table:covered-table-cell table:style-name="ce17"/>
          <table:table-cell table:style-name="ce23" office:value-type="string" table:number-columns-spanned="2" table:number-rows-spanned="1">
            <text:p>#5:2</text:p>
          </table:table-cell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5"/>
          <table:table-cell table:style-name="ce41"/>
          <table:table-cell table:style-name="ce42"/>
          <table:table-cell table:style-name="ce37" office:value-type="string">
            <text:p>#5:6</text:p>
          </table:table-cell>
          <table:table-cell table:style-name="ce37" office:value-type="string">
            <text:p>#5:7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table:number-columns-spanned="2" table:number-rows-spanned="1"/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6" office:value-type="string" table:number-columns-spanned="5" table:number-rows-spanned="3">
            <text:p>#5:8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table:number-columns-spanned="2" table:number-rows-spanned="1">
            <text:p>Н. контр.</text:p>
          </table:table-cell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8" office:value-type="string" table:number-columns-spanned="2" table:number-rows-spanned="1">
            <text:p>Утв.</text:p>
          </table:table-cell>
          <table:covered-table-cell table:style-name="ce18"/>
          <table:table-cell table:style-name="ce24" office:value-type="string" table:number-columns-spanned="2" table:number-rows-spanned="1">
            <text:p>#5:3</text:p>
          </table:table-cell>
          <table:covered-table-cell table:style-name="ce24"/>
          <table:table-cell table:style-name="ce14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9"/>
          <table:table-cell table:style-name="ce33" office:value-type="string">
            <text:p>Копировал</text:p>
          </table:table-cell>
          <table:table-cell table:style-name="ce34" table:number-columns-repeated="2"/>
          <table:table-cell table:style-name="ce34" office:value-type="string">
            <text:p>Формат А4</text:p>
          </table:table-cell>
          <table:table-cell table:style-name="ce34" table:number-columns-repeated="2"/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table:number-columns-spanned="3" table:number-rows-spanned="1">
            <text:p>Поз. обоз-</text:p>
            <text:p>начение</text:p>
          </table:table-cell>
          <table:covered-table-cell table:number-columns-repeated="2" table:style-name="ce19"/>
          <table:table-cell table:style-name="ce19" office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>
            <text:p>Кол.</text:p>
          </table:table-cell>
          <table:table-cell table:style-name="ce19" office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>
            <text:p>#3:1</text:p>
          </table:table-cell>
          <table:table-cell table:style-name="ce56" office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>
            <text:p>#3:2</text:p>
          </table:table-cell>
          <table:table-cell table:style-name="ce57" office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>
            <text:p>#3:3</text:p>
          </table:table-cell>
          <table:table-cell table:style-name="ce57" office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>
            <text:p>#3:4</text:p>
          </table:table-cell>
          <table:table-cell table:style-name="ce57" office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>
            <text:p>#3:5</text:p>
          </table:table-cell>
          <table:table-cell table:style-name="ce57" office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>
            <text:p>#3:6</text:p>
          </table:table-cell>
          <table:table-cell table:style-name="ce57" office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>
            <text:p>#3:7</text:p>
          </table:table-cell>
          <table:table-cell table:style-name="ce57" office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>
            <text:p>#3:8</text:p>
          </table:table-cell>
          <table:table-cell table:style-name="ce57" office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>
            <text:p>#3:9</text:p>
          </table:table-cell>
          <table:table-cell table:style-name="ce57" office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>
            <text:p>#3:10</text:p>
          </table:table-cell>
          <table:table-cell table:style-name="ce57" office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>
            <text:p>#3:11</text:p>
          </table:table-cell>
          <table:table-cell table:style-name="ce57" office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>
            <text:p>#3:12</text:p>
          </table:table-cell>
          <table:table-cell table:style-name="ce57" office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>
            <text:p>#3:13</text:p>
          </table:table-cell>
          <table:table-cell table:style-name="ce57" office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>
            <text:p>#3:14</text:p>
          </table:table-cell>
          <table:table-cell table:style-name="ce57" office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>
            <text:p>#3:15</text:p>
          </table:table-cell>
          <table:table-cell table:style-name="ce57" office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16</text:p>
          </table:table-cell>
          <table:table-cell table:style-name="ce57" office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>
            <text:p>#3:17</text:p>
          </table:table-cell>
          <table:table-cell table:style-name="ce57" office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>
            <text:p>#3:18</text:p>
          </table:table-cell>
          <table:table-cell table:style-name="ce57" office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>
            <text:p>#3:19</text:p>
          </table:table-cell>
          <table:table-cell table:style-name="ce57" office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>
            <text:p>#3:20</text:p>
          </table:table-cell>
          <table:table-cell table:style-name="ce57" office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1</text:p>
          </table:table-cell>
          <table:table-cell table:style-name="ce57" office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>
            <text:p>#3:22</text:p>
          </table:table-cell>
          <table:table-cell table:style-name="ce57" office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>
            <text:p>#3:23</text:p>
          </table:table-cell>
          <table:table-cell table:style-name="ce57" office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>
            <text:p>Инв. № дубл.</text:p>
          </table:covered-table-cell>
          <table:covered-table-cell table:style-name="ce4"/>
          <table:table-cell table:style-name="ce44" office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4</text:p>
          </table:table-cell>
          <table:table-cell table:style-name="ce57" office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table:number-columns-spanned="1" table:number-rows-spanned="4">
            <text:p>Взаи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>
            <text:p>#3:25</text:p>
          </table:table-cell>
          <table:table-cell table:style-name="ce57" office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>
            <text:p>#3:26</text:p>
          </table:table-cell>
          <table:table-cell table:style-name="ce57" office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7</text:p>
          </table:table-cell>
          <table:table-cell table:style-name="ce57" office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>
            <text:p>#3:28</text:p>
          </table:table-cell>
          <table:table-cell table:style-name="ce57" office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>
            <text:p>#3:29</text:p>
          </table:table-cell>
          <table:table-cell table:style-name="ce57" office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3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>
            <text:p>#3:30</text:p>
          </table:table-cell>
          <table:table-cell table:style-name="ce57" office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31</text:p>
          </table:table-cell>
          <table:table-cell table:style-name="ce57" office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>
            <text:p>#3:32</text:p>
          </table:table-cell>
          <table:table-cell table:style-name="ce58" office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>
            <text:p>Изм.</text:p>
          </table:table-cell>
          <table:table-cell table:style-name="ce50" office:value-type="string">
            <text:p>Лист</text:p>
          </table:table-cell>
          <table:table-cell table:style-name="ce50" office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>
            <text:p>Подп.</text:p>
          </table:table-cell>
          <table:table-cell table:style-name="ce50" office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>
            <text:p>Копировал</text:p>
          </table:table-cell>
          <table:table-cell table:style-name="ce55"/>
          <table:table-cell table:style-name="ce59" office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.00.0000</text:date>, <text:time style:data-style-name="N2" text:time-value="0000-00-00T12:52: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3-03-23T12:54:17</dc:date>
    <dc:creator>Константин </dc:creator>
    <meta:editing-duration>PT2H29M22S</meta:editing-duration>
    <meta:editing-cycles>37</meta:editing-cycles>
    <meta:generator>LibreOffice/4.0.1.2$Linux_x86 LibreOffice_project/400m0$Build-2</meta:generator>
    <meta:printed-by>Константин </meta:printed-by>
    <meta:print-date>2013-03-09T12:26:57</meta:print-date>
    <meta:document-statistic meta:table-count="2" meta:cell-count="297" meta:object-count="0"/>
  </office:meta>
</office:document-meta>
</file>